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72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4484in"/>
    </style:style>
    <style:style style:name="co4" style:family="table-column">
      <style:table-column-properties fo:break-before="auto" style:column-width="1.1661in"/>
    </style:style>
    <style:style style:name="co5" style:family="table-column">
      <style:table-column-properties fo:break-before="auto" style:column-width="1.0283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 Requisito</text:p>
          </table:table-cell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>
            <text:p>IED Planificado (horas)</text:p>
          </table:table-cell>
          <table:table-cell table:style-name="ce1" office:value-type="string" calcext:value-type="string">
            <text:p>IED Actual (horas)</text:p>
          </table:table-cell>
          <table:table-cell table:style-name="ce1" office:value-type="string" calcext:value-type="string">
            <text:p>Desfase (horas)</text:p>
          </table:table-cell>
          <table:table-cell table:style-name="ce1" office:value-type="string" calcext:value-type="string">
            <text:p>Miembro equipo</text:p>
          </table:table-cell>
          <table:table-cell table:style-name="ce1" office:value-type="string" calcext:value-type="string">
            <text:p>Completada</text:p>
          </table:table-cell>
          <table:table-cell table:style-name="ce1" office:value-type="string" calcext:value-type="string">
            <text:p>Total requisito (horas)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Implementar una BD relacional o no relac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formula="of:=[.D2]-[.C2]" office:value-type="float" office:value="-0.5" calcext:value-type="float">
            <text:p>-0.5</text:p>
          </table:table-cell>
          <table:table-cell table:style-name="ce1" office:value-type="string" calcext:value-type="string">
            <text:p>Patricia</text:p>
          </table:table-cell>
          <table:table-cell table:style-name="ce1" office:value-type="string" calcext:value-type="string">
            <text:p>Sí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lección B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1" table:formula="of:=[.D3]-[.C3]" office:value-type="float" office:value="-0.75" calcext:value-type="float">
            <text:p>-0.75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í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nstalación de LAMP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formula="of:=[.D4]-[.C4]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reación B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formula="of:=[.D5]-[.C5]" office:value-type="float" office:value="0.5" calcext:value-type="float">
            <text:p>0.5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í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ampos BD para el registro de usuarios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1" table:formula="of:=[.D6]-[.C6]" office:value-type="float" office:value="0.25" calcext:value-type="float">
            <text:p>0.25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eglas de integridad B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formula="of:=[.D7]-[.C7]" office:value-type="float" office:value="-1" calcext:value-type="float">
            <text:p>-1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Implementación patrón MV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table:formula="of:=[.D8]-[.C8]" office:value-type="float" office:value="6" calcext:value-type="float">
            <text:p>6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Sí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laboración formulario para el registro usuar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formula="of:=[.D9]-[.C9]" office:value-type="float" office:value="-1" calcext:value-type="float">
            <text:p>-1</text:p>
          </table:table-cell>
          <table:table-cell table:style-name="ce2" office:value-type="string" calcext:value-type="string">
            <text:p>Gonzalo/Marí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stablecer los campos obligatorios del formulario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5" calcext:value-type="float">
            <text:p>0.5</text:p>
          </table:table-cell>
          <table:table-cell table:style-name="ce1" table:formula="of:=[.D10]-[.C10]" office:value-type="float" office:value="0.25" calcext:value-type="float">
            <text:p>0.25</text:p>
          </table:table-cell>
          <table:table-cell table:style-name="ce2" office:value-type="string" calcext:value-type="string">
            <text:p>Gonzalo/Marí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volver mensajes de erro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  <table:table-cell table:style-name="ce1" table:formula="of:=[.D11]-[.C11]" office:value-type="float" office:value="-0.25" calcext:value-type="float">
            <text:p>-0.25</text:p>
          </table:table-cell>
          <table:table-cell table:style-name="ce2" office:value-type="string" calcext:value-type="string">
            <text:p>Gonzalo/María</text:p>
          </table:table-cell>
          <table:table-cell table:style-name="ce2" office:value-type="string" calcext:value-type="string">
            <text:p>Si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2" table:formula="of:=SUM([.E2:.E11])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 correos duplicados en la BBDD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table:formula="of:=[.D13]-[.C13]" office:value-type="float" office:value="-0.5" calcext:value-type="float">
            <text:p>-0.5</text:p>
          </table:table-cell>
          <table:table-cell table:style-name="ce1" office:value-type="string" calcext:value-type="string">
            <text:p>Patricia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volver mensajes de error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formula="of:=[.D14]-[.C14]" office:value-type="float" office:value="-0.5" calcext:value-type="float">
            <text:p>-0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2" table:formula="of:=SUM([.D13:.D1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rear un logi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D16]-[.C16]" office:value-type="float" office:value="1" calcext:value-type="float">
            <text:p>1</text:p>
          </table:table-cell>
          <table:table-cell table:style-name="ce1" office:value-type="string" calcext:value-type="string">
            <text:p>Pedro/María</text:p>
          </table:table-cell>
          <table:table-cell table:style-name="ce1" office:value-type="string" calcext:value-type="string">
            <text:p>Sí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omprobar que el usuario esta registrado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formula="of:=[.D17]-[.C17]" office:value-type="float" office:value="-1" calcext:value-type="float">
            <text:p>-1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Devolver mensajes de error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formula="of:=[.D18]-[.C18]" office:value-type="float" office:value="-0.5" calcext:value-type="float">
            <text:p>-0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comprobar contraseña correcta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  <table:table-cell table:style-name="ce1" table:formula="of:=[.D19]-[.C19]" office:value-type="float" office:value="-0.25" calcext:value-type="float">
            <text:p>-0.2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ensaje de erro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1" table:formula="of:=[.D20]-[.C20]" office:value-type="float" office:value="-0.25" calcext:value-type="float">
            <text:p>-0.2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2" table:formula="of:=SUM([.D16:.D20])" office:value-type="float" office:value="2.25" calcext:value-type="float">
            <text:p>2.25</text:p>
          </table:table-cell>
          <table:table-cell table:number-columns-repeated="101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ocumentación API Googl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D22]-[.C22]" office:value-type="float" office:value="0" calcext:value-type="float">
            <text:p>0</text:p>
          </table:table-cell>
          <table:table-cell table:style-name="ce1" office:value-type="string" calcext:value-type="string">
            <text:p>Pedro/María</text:p>
          </table:table-cell>
          <table:table-cell table:style-name="ce1" office:value-type="string" calcext:value-type="string">
            <text:p>Sí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Marcador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1" table:formula="of:=[.D23]-[.C23]" office:value-type="float" office:value="-1.5" calcext:value-type="float">
            <text:p>-1.5</text:p>
          </table:table-cell>
          <table:table-cell table:style-name="ce2" office:value-type="string" calcext:value-type="string">
            <text:p>Pedro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grupar sitios de interés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 table:formula="of:=[.D24]-[.C24]" office:value-type="float" office:value="-2" calcext:value-type="float">
            <text:p>-2</text:p>
          </table:table-cell>
          <table:table-cell table:style-name="ce2" office:value-type="string" calcext:value-type="string">
            <text:p>Pedro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Diseño de marcadore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 table:formula="of:=[.D25]-[.C25]" office:value-type="float" office:value="-1" calcext:value-type="float">
            <text:p>-1</text:p>
          </table:table-cell>
          <table:table-cell table:style-name="ce2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lmacenar marcadores</text:p>
          </table:table-cell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1" table:formula="of:=[.D26]-[.C26]" office:value-type="float" office:value="-1.5" calcext:value-type="float">
            <text:p>-1.5</text:p>
          </table:table-cell>
          <table:table-cell table:style-name="ce2" office:value-type="string" calcext:value-type="string">
            <text:p>Patrici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2" table:formula="of:=SUM([.D22:.D2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ñadir map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D28]-[.C28]" office:value-type="float" office:value="1" calcext:value-type="float">
            <text:p>1</text:p>
          </table:table-cell>
          <table:table-cell table:style-name="ce1" office:value-type="string" calcext:value-type="string">
            <text:p>Pedro/María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Elegir AP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formula="of:=[.D29]-[.C29]" office:value-type="float" office:value="1" calcext:value-type="float">
            <text:p>1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Documentación 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table:formula="of:=[.D30]-[.C30]" office:value-type="float" office:value="0" calcext:value-type="float">
            <text:p>0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Implementar el map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table:formula="of:=[.D31]-[.C31]" office:value-type="float" office:value="0" calcext:value-type="float">
            <text:p>0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6" table:style-name="ce2" office:value-type="string" calcext:value-type="string">
            <text:p>X</text:p>
          </table:table-cell>
          <table:table-cell table:style-name="ce2" table:formula="of:=SUM([.D28:.D31])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cumentación 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D33]-[.C33]" office:value-type="float" office:value="-1" calcext:value-type="float">
            <text:p>-1</text:p>
          </table:table-cell>
          <table:table-cell table:style-name="ce1" office:value-type="string" calcext:value-type="string">
            <text:p>Pedro/María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ategorias etiquetas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" table:formula="of:=[.D34]-[.C34]" office:value-type="float" office:value="-5" calcext:value-type="float">
            <text:p>-5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signación de etiquetas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formula="of:=[.D35]-[.C35]" office:value-type="float" office:value="-3" calcext:value-type="float">
            <text:p>-3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Implementar el mapa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" table:formula="of:=[.D36]-[.C36]" office:value-type="float" office:value="-8" calcext:value-type="float">
            <text:p>-8</text:p>
          </table:table-cell>
          <table:table-cell table:style-name="ce1" office:value-type="string" calcext:value-type="string">
            <text:p>Pedro/María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number-columns-repeated="6" table:style-name="ce2" office:value-type="string" calcext:value-type="string">
            <text:p>X</text:p>
          </table:table-cell>
          <table:table-cell table:style-name="ce2" table:formula="of:=SUM([.D33:.D36])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H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5T23:56:09.555276040</dc:date>
    <meta:generator>LibreOffice/7.3.6.2$Linux_X86_64 LibreOffice_project/30$Build-2</meta:generator>
    <meta:editing-duration>PT10M51S</meta:editing-duration>
    <meta:editing-cycles>2</meta:editing-cycles>
    <meta:document-statistic meta:table-count="1" meta:cell-count="231" meta:object-count="0"/>
    <meta:user-defined meta:name="AppVersion">16.0300</meta:user-defined>
  </office:meta>
</office:document-meta>
</file>